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a7105" officeooo:paragraph-rsid="00073346" style:font-weight-asian="normal" style:font-weight-complex="normal"/>
    </style:style>
    <style:style style:name="P2" style:family="paragraph" style:parent-style-name="Standard">
      <style:text-properties fo:font-weight="normal" officeooo:rsid="00248194" officeooo:paragraph-rsid="00073346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0pt" officeooo:rsid="001a7105" officeooo:paragraph-rsid="00073346" style:font-size-asian="10pt" style:font-size-complex="10pt"/>
    </style:style>
    <style:style style:name="P4" style:family="paragraph" style:parent-style-name="Standard">
      <style:text-properties officeooo:rsid="001a7105" officeooo:paragraph-rsid="00073346"/>
    </style:style>
    <style:style style:name="P5" style:family="paragraph" style:parent-style-name="Standard">
      <style:paragraph-properties style:line-height-at-least="0.503cm"/>
      <style:text-properties fo:font-weight="bold" officeooo:rsid="001a7105" officeooo:paragraph-rsid="00073346" style:font-weight-asian="bold" style:font-weight-complex="bold"/>
    </style:style>
    <style:style style:name="P6" style:family="paragraph" style:parent-style-name="Standard">
      <style:text-properties fo:font-weight="bold" officeooo:rsid="001a7105" officeooo:paragraph-rsid="00073346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officeooo:paragraph-rsid="00073346" fo:background-color="#1f1f1f"/>
    </style:style>
    <style:style style:name="P9" style:family="paragraph" style:parent-style-name="Standard">
      <style:text-properties fo:color="#6a9955" loext:opacity="100%" style:font-name="Droid Sans Mono" fo:font-size="10.5pt" fo:font-weight="normal" officeooo:paragraph-rsid="00073346" fo:background-color="#1f1f1f"/>
    </style:style>
    <style:style style:name="P1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073346" fo:background-color="#1f1f1f"/>
    </style:style>
    <style:style style:name="P1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2127da" officeooo:paragraph-rsid="00073346" fo:background-color="#1f1f1f"/>
    </style:style>
    <style:style style:name="P13" style:family="paragraph" style:parent-style-name="Standard">
      <style:paragraph-properties fo:margin-top="0cm" fo:margin-bottom="0.499cm" style:contextual-spacing="false" style:line-height-at-least="0.503cm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fo:margin-top="0cm" fo:margin-bottom="0.499cm" style:contextual-spacing="false" style:line-height-at-least="0.503cm"/>
      <style:text-properties officeooo:paragraph-rsid="00073346"/>
    </style:style>
    <style:style style:name="P16" style:family="paragraph" style:parent-style-name="Standard">
      <style:paragraph-properties style:line-height-at-least="0.503cm"/>
      <style:text-properties officeooo:paragraph-rsid="00073346"/>
    </style:style>
    <style:style style:name="P17" style:family="paragraph" style:parent-style-name="Standard">
      <style:text-properties officeooo:paragraph-rsid="00073346"/>
    </style:style>
    <style:style style:name="P18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f1f1f"/>
    </style:style>
    <style:style style:name="P19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T1" style:family="text">
      <style:text-properties officeooo:rsid="00248194"/>
    </style:style>
    <style:style style:name="T2" style:family="text">
      <style:text-properties officeooo:rsid="001f966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c6ec" style:font-weight-asian="normal" style:font-weight-complex="normal"/>
    </style:style>
    <style:style style:name="T5" style:family="text">
      <style:text-properties officeooo:rsid="001dc6ec"/>
    </style:style>
    <style:style style:name="T6" style:family="text">
      <style:text-properties fo:color="#c586c0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9cdcfe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d7ba7d" loext:opacity="100%"/>
    </style:style>
    <style:style style:name="T13" style:family="text">
      <style:text-properties fo:color="#569cd6" loext:opacity="100%"/>
    </style:style>
    <style:style style:name="T14" style:family="text">
      <style:text-properties fo:color="#d16969" loext:opacity="100%"/>
    </style:style>
    <style:style style:name="T15" style:family="text">
      <style:text-properties fo:color="#b5cea8" loext:opacity="100%"/>
    </style:style>
    <style:style style:name="T16" style:family="text">
      <style:text-properties officeooo:rsid="00073346"/>
    </style:style>
    <style:style style:name="T17" style:family="text">
      <style:text-properties officeooo:rsid="0007a2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тудент группы ИС-27 Васильченко Д.А</text:p>
      <text:p text:style-name="P4"/>
      <text:p text:style-name="P4"/>
      <text:p text:style-name="P6">Практическое занятие №<text:span text:style-name="T1">1</text:span><text:span text:style-name="T16">5</text:span></text:p>
      <text:p text:style-name="P1"/>
      <text:p text:style-name="P6">Тема: <text:span text:style-name="T3">закрепи</text:span><text:span text:style-name="T4">л</text:span><text:span text:style-name="T3"> усвоенные знания, понятия, алгоритмы,</text:span></text:p>
      <text:p text:style-name="P6"><text:span text:style-name="T3">основные принципы составления программ, приобр</text:span><text:span text:style-name="T4">ёл</text:span><text:span text:style-name="T3"> навыки составлени</text:span><text:span text:style-name="T4">я</text:span></text:p>
      <text:p text:style-name="P1">программ <text:span text:style-name="T17">и работы с базами данных </text:span>вIDE PyCharm Community.</text:p>
      <text:p text:style-name="P1"/>
      <text:p text:style-name="P6">Постановка задачи.</text:p>
      <text:p text:style-name="P6"/>
      <text:p text:style-name="P9"># Приложение БИБЛИОТЕКА для автоматизированного контроля литературных</text:p>
      <text:p text:style-name="P7"># источников в библиотеке. БД должна содержать таблицу Каталог с информацией о</text:p>
      <text:p text:style-name="P7"># книгах и следующей структурой записи: Код книги, Жанр, Страна издания, Серия, Автор,</text:p>
      <text:p text:style-name="P7"># Название книги, Год выпуска, Аннотация.</text:p>
      <text:p text:style-name="P9"/>
      <text:p text:style-name="P9"/>
      <text:p text:style-name="P9"/>
      <text:p text:style-name="P9"/>
      <text:p text:style-name="P6"/>
      <text:p text:style-name="P6"/>
      <text:p text:style-name="P6">Текст программы:</text:p>
      <text:p text:style-name="P17"/>
      <text:p text:style-name="P12"><text:span text:style-name="T6">import</text:span> <text:span text:style-name="T7">sqlite3</text:span> <text:span text:style-name="T6">as</text:span> <text:span text:style-name="T7">sq</text:span></text:p>
      <text:p text:style-name="P10"><text:span text:style-name="T6">import</text:span> <text:span text:style-name="T7">random</text:span></text:p>
      <text:p text:style-name="P13"/>
      <text:p text:style-name="P10"><text:span text:style-name="T10">typ</text:span> <text:span text:style-name="T11">=</text:span> [<text:span text:style-name="T9">'видения'</text:span>, <text:span text:style-name="T9">'новелла'</text:span>, <text:span text:style-name="T9">'ода'</text:span>, <text:span text:style-name="T9">'поэма'</text:span>, <text:span text:style-name="T9">'повесть'</text:span>]</text:p>
      <text:p text:style-name="P10"><text:span text:style-name="T10">countr</text:span> <text:span text:style-name="T11">=</text:span> [<text:span text:style-name="T9">'Австралия'</text:span>, <text:span text:style-name="T9">'Белоруссия'</text:span>, <text:span text:style-name="T9">'Великобритания'</text:span>, <text:span text:style-name="T9">'Канада'</text:span>, <text:span text:style-name="T9">'Россия'</text:span>]</text:p>
      <text:p text:style-name="P10"><text:span text:style-name="T10">aut</text:span> <text:span text:style-name="T11">=</text:span> [<text:span text:style-name="T9">'Лев Толстой'</text:span>, <text:span text:style-name="T9">'Джордж Оруэлл'</text:span>, <text:span text:style-name="T9">'Джеймс Джойс'</text:span>, <text:span text:style-name="T9">'Уильям Фолкнер'</text:span>]</text:p>
      <text:p text:style-name="P10"><text:span text:style-name="T10">description</text:span> <text:span text:style-name="T11">=</text:span> <text:span text:style-name="T9">'что бы завершить введите 0</text:span><text:span text:style-name="T12">\n</text:span><text:span text:style-name="T9">что бы добавить запись введите 1</text:span><text:span text:style-name="T12">\n</text:span><text:span text:style-name="T9">что бы удалить запись введите 2</text:span><text:span text:style-name="T12">\n</text:span><text:span text:style-name="T9">что бы начать поиск введите 3</text:span><text:span text:style-name="T12">\n</text:span><text:span text:style-name="T9">что бы обновить запись введите 4</text:span><text:span text:style-name="T12">\n</text:span><text:span text:style-name="T9">что бы вывести данные из таблицы введите 5'</text:span></text:p>
      <text:p text:style-name="P10"><text:span text:style-name="T10">l</text:span> <text:span text:style-name="T11">=</text:span> <text:span text:style-name="T15">11</text:span></text:p>
      <text:p text:style-name="P10"><text:span text:style-name="T10">separator</text:span> <text:span text:style-name="T11">=</text:span> <text:span text:style-name="T9">', '</text:span></text:p>
      <text:p text:style-name="P13"/>
      <text:p text:style-name="P10"><text:span text:style-name="T13">def</text:span> <text:span text:style-name="T8">drop</text:span>():</text:p>
      <text:p text:style-name="P10"><text:span text:style-name="T8">print</text:span>(<text:span text:style-name="T9">'На ввод ожидается 2 значения через запятую:</text:span><text:span text:style-name="T12">\n</text:span><text:span text:style-name="T9">столбец, значение'</text:span>)</text:p>
      <text:p text:style-name="P10"><text:span text:style-name="T10">s</text:span>, <text:span text:style-name="T10">n</text:span> <text:span text:style-name="T11">=</text:span> <text:span text:style-name="T8">input</text:span>(<text:span text:style-name="T9">': '</text:span>).<text:span text:style-name="T8">split</text:span>(<text:span text:style-name="T10">separator</text:span>)</text:p>
      <text:p text:style-name="P10"><text:span text:style-name="T6">try</text:span>:</text:p>
      <text:p text:style-name="P10"><text:span text:style-name="T6">with</text:span> <text:span text:style-name="T7">sq</text:span>.<text:span text:style-name="T8">connect</text:span>(<text:span text:style-name="T9">'LibraryDB.db'</text:span>) <text:span text:style-name="T6">as</text:span> <text:span text:style-name="T10">con</text:span>:</text:p>
      <text:p text:style-name="P10"><text:span text:style-name="T10">cur</text:span> <text:span text:style-name="T11">=</text:span> <text:span text:style-name="T10">con</text:span>.<text:span text:style-name="T8">cursor</text:span>()</text:p>
      <text:p text:style-name="P10"><text:span text:style-name="T10">cur</text:span>.<text:span text:style-name="T8">execute</text:span>(<text:span text:style-name="T13">f</text:span><text:span text:style-name="T9">"""DELETE FROM library WHERE '</text:span><text:span text:style-name="T13">{</text:span><text:span text:style-name="T10">s</text:span><text:span text:style-name="T13">}</text:span><text:span text:style-name="T9">' == '</text:span><text:span text:style-name="T13">{</text:span><text:span text:style-name="T10">n</text:span><text:span text:style-name="T13">}</text:span><text:span text:style-name="T9">';</text:span></text:p>
      <text:p text:style-name="P10"><text:span text:style-name="T9">"""</text:span>)</text:p>
      <text:p text:style-name="P10"><text:span text:style-name="T10">con</text:span>.<text:span text:style-name="T8">commit</text:span>()</text:p>
      <text:p text:style-name="P10"><text:span text:style-name="T8">print</text:span>(<text:span text:style-name="T9">'✔'</text:span>)</text:p>
      <text:p text:style-name="P10"><text:span text:style-name="T6">except</text:span>:</text:p>
      <text:p text:style-name="P10"><text:span text:style-name="T8">print</text:span>(<text:span text:style-name="T9">'error'</text:span>)</text:p>
      <text:p text:style-name="P14"/>
      <text:p text:style-name="P10"><text:soft-page-break/><text:span text:style-name="T13">def</text:span> <text:span text:style-name="T8">search</text:span>():</text:p>
      <text:p text:style-name="P10"><text:span text:style-name="T8">print</text:span>(<text:span text:style-name="T9">'На ввод ожидается 2 значения через запятую:</text:span><text:span text:style-name="T12">\n</text:span><text:span text:style-name="T9">столбец для поиска, значение'</text:span>)</text:p>
      <text:p text:style-name="P10"><text:span text:style-name="T10">s</text:span>, <text:span text:style-name="T10">n</text:span> <text:span text:style-name="T11">=</text:span> <text:span text:style-name="T8">input</text:span>(<text:span text:style-name="T9">': '</text:span>).<text:span text:style-name="T8">split</text:span>(<text:span text:style-name="T10">separator</text:span>)</text:p>
      <text:p text:style-name="P10"><text:span text:style-name="T6">try</text:span>:</text:p>
      <text:p text:style-name="P10"><text:span text:style-name="T6">with</text:span> <text:span text:style-name="T7">sq</text:span>.<text:span text:style-name="T8">connect</text:span>(<text:span text:style-name="T9">'LibraryDB.db'</text:span>) <text:span text:style-name="T6">as</text:span> <text:span text:style-name="T10">con</text:span>:</text:p>
      <text:p text:style-name="P10"><text:span text:style-name="T10">cur</text:span> <text:span text:style-name="T11">=</text:span> <text:span text:style-name="T10">con</text:span>.<text:span text:style-name="T8">cursor</text:span>()</text:p>
      <text:p text:style-name="P10"><text:span text:style-name="T10">data</text:span> <text:span text:style-name="T11">=</text:span> <text:span text:style-name="T10">cur</text:span>.<text:span text:style-name="T8">execute</text:span>(<text:span text:style-name="T13">f</text:span><text:span text:style-name="T9">"""SELECT * FROM library WHERE '</text:span><text:span text:style-name="T13">{</text:span><text:span text:style-name="T10">s</text:span><text:span text:style-name="T13">}</text:span><text:span text:style-name="T9">' == '</text:span><text:span text:style-name="T13">{</text:span><text:span text:style-name="T10">n</text:span><text:span text:style-name="T13">}</text:span><text:span text:style-name="T9">';</text:span></text:p>
      <text:p text:style-name="P10"><text:span text:style-name="T9">"""</text:span>).<text:span text:style-name="T8">fetchall</text:span>()</text:p>
      <text:p text:style-name="P10"><text:span text:style-name="T8">print</text:span>(<text:span text:style-name="T10">data</text:span>)</text:p>
      <text:p text:style-name="P10"><text:span text:style-name="T8">print</text:span>(<text:span text:style-name="T9">'✔'</text:span>)</text:p>
      <text:p text:style-name="P10"><text:span text:style-name="T6">except</text:span>:</text:p>
      <text:p text:style-name="P10"><text:span text:style-name="T8">print</text:span>(<text:span text:style-name="T9">'error'</text:span>)</text:p>
      <text:p text:style-name="P10"><text:span text:style-name="T13">def</text:span> <text:span text:style-name="T8">update</text:span>():</text:p>
      <text:p text:style-name="P10"><text:span text:style-name="T8">print</text:span>(<text:span text:style-name="T9">'На ввод ожидается 4 значения через запятую:</text:span><text:span text:style-name="T12">\n</text:span><text:span text:style-name="T9">столбец для изменения, значение в нём, столбец для нового значения, новое значение'</text:span>)</text:p>
      <text:p text:style-name="P10"><text:span text:style-name="T10">s</text:span>, <text:span text:style-name="T10">n</text:span>, <text:span text:style-name="T10">s1</text:span>, <text:span text:style-name="T10">n1</text:span> <text:span text:style-name="T11">=</text:span> <text:span text:style-name="T8">input</text:span>(<text:span text:style-name="T9">': '</text:span>).<text:span text:style-name="T8">split</text:span>(<text:span text:style-name="T10">separator</text:span>)</text:p>
      <text:p text:style-name="P10"><text:span text:style-name="T6">try</text:span>:</text:p>
      <text:p text:style-name="P10"><text:span text:style-name="T6">with</text:span> <text:span text:style-name="T7">sq</text:span>.<text:span text:style-name="T8">connect</text:span>(<text:span text:style-name="T9">'LibraryDB.db'</text:span>) <text:span text:style-name="T6">as</text:span> <text:span text:style-name="T10">con</text:span>: </text:p>
      <text:p text:style-name="P10"><text:span text:style-name="T10">con</text:span>.<text:span text:style-name="T8">cursor</text:span>()</text:p>
      <text:p text:style-name="P10"><text:span text:style-name="T10">cur</text:span>.<text:span text:style-name="T8">execute</text:span>(<text:span text:style-name="T13">f</text:span><text:span text:style-name="T9">"""UPDATE library SET '</text:span><text:span text:style-name="T13">{</text:span><text:span text:style-name="T10">s1</text:span><text:span text:style-name="T13">}</text:span><text:span text:style-name="T9">' = '</text:span><text:span text:style-name="T13">{</text:span><text:span text:style-name="T10">n1</text:span><text:span text:style-name="T13">}</text:span><text:span text:style-name="T9">' WHERE '</text:span><text:span text:style-name="T13">{</text:span><text:span text:style-name="T10">s</text:span><text:span text:style-name="T13">}</text:span><text:span text:style-name="T9">' == '</text:span><text:span text:style-name="T13">{</text:span><text:span text:style-name="T10">n</text:span><text:span text:style-name="T13">}</text:span><text:span text:style-name="T9">';</text:span></text:p>
      <text:p text:style-name="P10"><text:span text:style-name="T9">"""</text:span>)</text:p>
      <text:p text:style-name="P10"><text:span text:style-name="T10">con</text:span>.<text:span text:style-name="T8">commit</text:span>()</text:p>
      <text:p text:style-name="P10"><text:span text:style-name="T8">print</text:span>(<text:span text:style-name="T9">'✔'</text:span>)</text:p>
      <text:p text:style-name="P10"><text:span text:style-name="T6">except</text:span>:</text:p>
      <text:p text:style-name="P10"><text:span text:style-name="T8">print</text:span>(<text:span text:style-name="T9">'error'</text:span>)</text:p>
      <text:p text:style-name="P10"><text:span text:style-name="T13">def</text:span> <text:span text:style-name="T8">add</text:span>():</text:p>
      <text:p text:style-name="P10"><text:span text:style-name="T8">print</text:span>(<text:span text:style-name="T9">'На ввод ожидается 4 значения через запятую:</text:span><text:span text:style-name="T12">\n</text:span><text:span text:style-name="T9">жанр книги, страна издания, серия, автор'</text:span>)</text:p>
      <text:p text:style-name="P10"><text:span text:style-name="T10">t</text:span>, <text:span text:style-name="T10">c</text:span>, <text:span text:style-name="T10">s</text:span>, <text:span text:style-name="T10">a</text:span> <text:span text:style-name="T11">=</text:span> <text:span text:style-name="T8">input</text:span>(<text:span text:style-name="T9">': '</text:span>).<text:span text:style-name="T8">split</text:span>(<text:span text:style-name="T10">separator</text:span>)</text:p>
      <text:p text:style-name="P10"><text:span text:style-name="T6">try</text:span>:</text:p>
      <text:p text:style-name="P10"><text:span text:style-name="T6">with</text:span> <text:span text:style-name="T7">sq</text:span>.<text:span text:style-name="T8">connect</text:span>(<text:span text:style-name="T9">'LibraryDB.db'</text:span>) <text:span text:style-name="T6">as</text:span> <text:span text:style-name="T10">con</text:span>:</text:p>
      <text:p text:style-name="P10"><text:span text:style-name="T10">cur</text:span> <text:span text:style-name="T11">=</text:span> <text:span text:style-name="T10">con</text:span>.<text:span text:style-name="T8">cursor</text:span>()</text:p>
      <text:p text:style-name="P10"><text:span text:style-name="T10">cur</text:span>.<text:span text:style-name="T8">execute</text:span>(<text:span text:style-name="T13">f</text:span><text:span text:style-name="T9">"""INSERT INTO library(type, country, series, autor) VALUES('</text:span><text:span text:style-name="T13">{</text:span><text:span text:style-name="T10">t</text:span><text:span text:style-name="T13">}</text:span><text:span text:style-name="T9">', '</text:span><text:span text:style-name="T13">{</text:span><text:span text:style-name="T10">c</text:span><text:span text:style-name="T13">}</text:span><text:span text:style-name="T9">', '</text:span><text:span text:style-name="T13">{</text:span><text:span text:style-name="T10">s</text:span><text:span text:style-name="T13">}</text:span><text:span text:style-name="T9">', '</text:span><text:span text:style-name="T13">{</text:span><text:span text:style-name="T10">a</text:span><text:span text:style-name="T13">}</text:span><text:span text:style-name="T9">');</text:span></text:p>
      <text:p text:style-name="P10"><text:span text:style-name="T9">"""</text:span>)</text:p>
      <text:p text:style-name="P10"><text:span text:style-name="T10">con</text:span>.<text:span text:style-name="T8">commit</text:span>()</text:p>
      <text:p text:style-name="P10"><text:span text:style-name="T8">print</text:span>(<text:span text:style-name="T9">'✔'</text:span>)</text:p>
      <text:p text:style-name="P10"><text:span text:style-name="T6">except</text:span>:</text:p>
      <text:p text:style-name="P10"><text:span text:style-name="T8">print</text:span>(<text:span text:style-name="T9">'error'</text:span>)</text:p>
      <text:p text:style-name="P14"/>
      <text:p text:style-name="P10"><text:span text:style-name="T13">def</text:span> <text:span text:style-name="T8">show</text:span>():</text:p>
      <text:p text:style-name="P10"><text:span text:style-name="T6">try</text:span>:</text:p>
      <text:p text:style-name="P10"><text:span text:style-name="T6">with</text:span> <text:span text:style-name="T7">sq</text:span>.<text:span text:style-name="T8">connect</text:span>(<text:span text:style-name="T9">'LibraryDB.db'</text:span>) <text:span text:style-name="T6">as</text:span> <text:span text:style-name="T10">con</text:span>:</text:p>
      <text:p text:style-name="P10"><text:span text:style-name="T10">cur</text:span> <text:span text:style-name="T11">=</text:span> <text:span text:style-name="T10">con</text:span>.<text:span text:style-name="T8">cursor</text:span>()</text:p>
      <text:p text:style-name="P10"><text:span text:style-name="T10">data</text:span> <text:span text:style-name="T11">=</text:span> <text:span text:style-name="T10">cur</text:span>.<text:span text:style-name="T8">execute</text:span>(<text:span text:style-name="T13">f</text:span><text:span text:style-name="T9">"""SELECT * FROM library;</text:span></text:p>
      <text:p text:style-name="P10"><text:span text:style-name="T9">"""</text:span>).<text:span text:style-name="T8">fetchall</text:span>()</text:p>
      <text:p text:style-name="P10"><text:span text:style-name="T6">for</text:span> <text:span text:style-name="T10">i</text:span> <text:span text:style-name="T6">in</text:span> <text:span text:style-name="T10">data</text:span>:</text:p>
      <text:p text:style-name="P10"><text:span text:style-name="T8">print</text:span>(<text:span text:style-name="T10">i</text:span>)</text:p>
      <text:p text:style-name="P10"><text:span text:style-name="T8">print</text:span>(<text:span text:style-name="T9">'✔'</text:span>)</text:p>
      <text:p text:style-name="P10"><text:span text:style-name="T6">except</text:span>:</text:p>
      <text:p text:style-name="P10"><text:soft-page-break/><text:span text:style-name="T8">print</text:span>(<text:span text:style-name="T9">'error'</text:span>)</text:p>
      <text:p text:style-name="P13"/>
      <text:p text:style-name="P10"><text:span text:style-name="T6">with</text:span> <text:span text:style-name="T7">sq</text:span>.<text:span text:style-name="T8">connect</text:span>(<text:span text:style-name="T9">'LibraryDB.db'</text:span>) <text:span text:style-name="T6">as</text:span> <text:span text:style-name="T10">con</text:span>:</text:p>
      <text:p text:style-name="P10"><text:span text:style-name="T10">cur</text:span> <text:span text:style-name="T11">=</text:span> <text:span text:style-name="T10">con</text:span>.<text:span text:style-name="T8">cursor</text:span>()</text:p>
      <text:p text:style-name="P10"><text:span text:style-name="T10">cur</text:span>.<text:span text:style-name="T8">execute</text:span>(<text:span text:style-name="T9">'DROP TABLE IF EXISTS library'</text:span>)</text:p>
      <text:p text:style-name="P10"><text:span text:style-name="T10">cur</text:span>.<text:span text:style-name="T8">execute</text:span>(<text:span text:style-name="T9">"""CREATE TABLE library(</text:span></text:p>
      <text:p text:style-name="P18">book_id INTEGER PRIMARY KEY AUTOINCREMENT,</text:p>
      <text:p text:style-name="P18">type VARCHAR(50) NOT NULL,</text:p>
      <text:p text:style-name="P18">country VARCHAR(20) NOT NULL,</text:p>
      <text:p text:style-name="P18">series VARCHAR(30),</text:p>
      <text:p text:style-name="P18">autor VARCHAR(20) NOT NULL);</text:p>
      <text:p text:style-name="P10"><text:span text:style-name="T9">"""</text:span>)</text:p>
      <text:p text:style-name="P14"/>
      <text:p text:style-name="P10"><text:span text:style-name="T6">with</text:span> <text:span text:style-name="T7">sq</text:span>.<text:span text:style-name="T8">connect</text:span>(<text:span text:style-name="T9">'LibraryDB.db'</text:span>) <text:span text:style-name="T6">as</text:span> <text:span text:style-name="T10">con</text:span>:</text:p>
      <text:p text:style-name="P10"><text:span text:style-name="T10">cur</text:span> <text:span text:style-name="T11">=</text:span> <text:span text:style-name="T10">con</text:span>.<text:span text:style-name="T8">cursor</text:span>()</text:p>
      <text:p text:style-name="P10"><text:span text:style-name="T6">for</text:span> <text:span text:style-name="T10">i</text:span> <text:span text:style-name="T6">in</text:span> <text:span text:style-name="T7">range</text:span>(<text:span text:style-name="T15">10</text:span>):</text:p>
      <text:p text:style-name="P10"><text:span text:style-name="T10">cur</text:span>.<text:span text:style-name="T8">execute</text:span>(<text:span text:style-name="T13">f</text:span><text:span text:style-name="T9">"""INSERT INTO library(type, country, series, autor) VALUES('</text:span><text:span text:style-name="T13">{</text:span><text:span text:style-name="T10">typ</text:span>[<text:span text:style-name="T7">random</text:span>.<text:span text:style-name="T10">randint</text:span>(<text:span text:style-name="T15">0</text:span>, <text:span text:style-name="T8">len</text:span>(<text:span text:style-name="T10">typ</text:span>)<text:span text:style-name="T11">-</text:span><text:span text:style-name="T15">1</text:span>)]<text:span text:style-name="T13">}</text:span><text:span text:style-name="T9">', '</text:span><text:span text:style-name="T13">{</text:span><text:span text:style-name="T10">countr</text:span>[<text:span text:style-name="T7">random</text:span>.<text:span text:style-name="T10">randint</text:span>(<text:span text:style-name="T15">0</text:span>, <text:span text:style-name="T8">len</text:span>(<text:span text:style-name="T10">countr</text:span>)<text:span text:style-name="T11">-</text:span><text:span text:style-name="T15">1</text:span>)]<text:span text:style-name="T13">}</text:span><text:span text:style-name="T9">', </text:span></text:p>
      <text:p text:style-name="P10"><text:span text:style-name="T9">'</text:span><text:span text:style-name="T13">{</text:span><text:span text:style-name="T7">random</text:span>.<text:span text:style-name="T10">randint</text:span>(<text:span text:style-name="T15">1</text:span>,<text:span text:style-name="T15">65536</text:span>)<text:span text:style-name="T13">}</text:span><text:span text:style-name="T9">', '</text:span><text:span text:style-name="T13">{</text:span><text:span text:style-name="T10">aut</text:span>[<text:span text:style-name="T7">random</text:span>.<text:span text:style-name="T10">randint</text:span>(<text:span text:style-name="T15">0</text:span>, <text:span text:style-name="T8">len</text:span>(<text:span text:style-name="T10">aut</text:span>)<text:span text:style-name="T11">-</text:span><text:span text:style-name="T15">1</text:span>)]<text:span text:style-name="T13">}</text:span><text:span text:style-name="T9">');"""</text:span>) </text:p>
      <text:p text:style-name="P10"><text:span text:style-name="T10">con</text:span>.<text:span text:style-name="T8">commit</text:span>()</text:p>
      <text:p text:style-name="P14"/>
      <text:p text:style-name="P10"><text:span text:style-name="T6">with</text:span> <text:span text:style-name="T7">sq</text:span>.<text:span text:style-name="T8">connect</text:span>(<text:span text:style-name="T9">'LibraryDB.db'</text:span>) <text:span text:style-name="T6">as</text:span> <text:span text:style-name="T10">con</text:span>:</text:p>
      <text:p text:style-name="P10"><text:span text:style-name="T10">cur</text:span> <text:span text:style-name="T11">=</text:span> <text:span text:style-name="T10">con</text:span>.<text:span text:style-name="T8">cursor</text:span>()</text:p>
      <text:p text:style-name="P10"><text:span text:style-name="T10">data</text:span> <text:span text:style-name="T11">=</text:span> <text:span text:style-name="T10">cur</text:span>.<text:span text:style-name="T8">execute</text:span>(<text:span text:style-name="T13">f</text:span><text:span text:style-name="T9">"""SELECT * FROM library;</text:span></text:p>
      <text:p text:style-name="P10"><text:span text:style-name="T9">"""</text:span>).<text:span text:style-name="T8">fetchall</text:span>()</text:p>
      <text:p text:style-name="P10"><text:span text:style-name="T8">print</text:span>(<text:span text:style-name="T10">data</text:span>)</text:p>
      <text:p text:style-name="P13"/>
      <text:p text:style-name="P10"><text:span text:style-name="T8">print</text:span>(<text:span text:style-name="T10">description</text:span>)</text:p>
      <text:p text:style-name="P10"><text:span text:style-name="T6">while</text:span> <text:span text:style-name="T13">True</text:span>:</text:p>
      <text:p text:style-name="P10"><text:span text:style-name="T6">try</text:span>:</text:p>
      <text:p text:style-name="P10"><text:span text:style-name="T10">l</text:span> <text:span text:style-name="T11">=</text:span> <text:span text:style-name="T8">input</text:span>(<text:span text:style-name="T9">'Введите значение: '</text:span>)</text:p>
      <text:p text:style-name="P10"><text:span text:style-name="T6">if</text:span> <text:span text:style-name="T10">l</text:span> <text:span text:style-name="T11">==</text:span> <text:span text:style-name="T9">'0'</text:span>:</text:p>
      <text:p text:style-name="P10"><text:span text:style-name="T8">print</text:span>(<text:span text:style-name="T9">'Соединение закрыто'</text:span>)</text:p>
      <text:p text:style-name="P19">break</text:p>
      <text:p text:style-name="P10"><text:span text:style-name="T6">elif</text:span> <text:span text:style-name="T7">int</text:span>(<text:span text:style-name="T10">l</text:span>) <text:span text:style-name="T11">&gt;</text:span> <text:span text:style-name="T15">5</text:span>:</text:p>
      <text:p text:style-name="P10"><text:span text:style-name="T8">print</text:span>(<text:span text:style-name="T9">'Введён неправильный номер команды'</text:span>)</text:p>
      <text:p text:style-name="P19">break</text:p>
      <text:p text:style-name="P10"><text:span text:style-name="T6">elif</text:span> <text:span text:style-name="T7">int</text:span>(<text:span text:style-name="T10">l</text:span>) <text:span text:style-name="T11">&lt;</text:span> <text:span text:style-name="T15">0</text:span>:</text:p>
      <text:p text:style-name="P10"><text:span text:style-name="T8">print</text:span>(<text:span text:style-name="T9">'Введён неправильный номер команды'</text:span>)</text:p>
      <text:p text:style-name="P19">break</text:p>
      <text:p text:style-name="P14"/>
      <text:p text:style-name="P10"><text:span text:style-name="T6">if</text:span> <text:span text:style-name="T10">l</text:span> <text:span text:style-name="T11">==</text:span> <text:span text:style-name="T9">'1'</text:span>:</text:p>
      <text:p text:style-name="P10"><text:span text:style-name="T8">add</text:span>()</text:p>
      <text:p text:style-name="P10"><text:span text:style-name="T6">if</text:span> <text:span text:style-name="T10">l</text:span> <text:span text:style-name="T11">==</text:span> <text:span text:style-name="T9">'2'</text:span>:</text:p>
      <text:p text:style-name="P10"><text:span text:style-name="T8">drop</text:span>()</text:p>
      <text:p text:style-name="P10"><text:span text:style-name="T6">if</text:span> <text:span text:style-name="T10">l</text:span> <text:span text:style-name="T11">==</text:span> <text:span text:style-name="T9">'3'</text:span>:</text:p>
      <text:p text:style-name="P10"><text:span text:style-name="T8">search</text:span>()</text:p>
      <text:p text:style-name="P10"><text:span text:style-name="T6">if</text:span> <text:span text:style-name="T10">l</text:span> <text:span text:style-name="T11">==</text:span> <text:span text:style-name="T9">'4'</text:span>:</text:p>
      <text:p text:style-name="P10"><text:soft-page-break/><text:span text:style-name="T8">update</text:span>()</text:p>
      <text:p text:style-name="P10"><text:span text:style-name="T6">if</text:span> <text:span text:style-name="T10">l</text:span> <text:span text:style-name="T11">==</text:span> <text:span text:style-name="T9">'5'</text:span>:</text:p>
      <text:p text:style-name="P10"><text:span text:style-name="T8">show</text:span>()</text:p>
      <text:p text:style-name="P14"/>
      <text:p text:style-name="P10"><text:span text:style-name="T6">except</text:span>:</text:p>
      <text:p text:style-name="P10"><text:span text:style-name="T8">print</text:span>(<text:span text:style-name="T9">'Введены неверные данные'</text:span>)</text:p>
      <text:p text:style-name="P12"/>
      <text:p text:style-name="P11"/>
      <text:p text:style-name="P11"/>
      <text:p text:style-name="P5"/>
      <text:p text:style-name="P5"/>
      <text:p text:style-name="P5"/>
      <text:p text:style-name="P6"/>
      <text:p text:style-name="P6">Протокол работы программы:</text:p>
      <text:p text:style-name="P6"/>
      <text:p text:style-name="P2">что бы завершить введите 0</text:p>
      <text:p text:style-name="P2">что бы добавить запись введите 1</text:p>
      <text:p text:style-name="P2">что бы удалить запись введите 2</text:p>
      <text:p text:style-name="P2">что бы начать поиск введите 3</text:p>
      <text:p text:style-name="P2">что бы обновить запись введите 4</text:p>
      <text:p text:style-name="P2">что бы вывести данные из таблицы введите 5</text:p>
      <text:p text:style-name="P2">Введите значение: 5</text:p>
      <text:p text:style-name="P2">(1, 'поэма', 'Австралия', '50955', 'Лев Толстой')</text:p>
      <text:p text:style-name="P2">(2, 'новелла', 'Канада', '5732', 'Уильям Фолкнер')</text:p>
      <text:p text:style-name="P2">(3, 'видения', 'Великобритания', '39814', 'Джордж Оруэлл')</text:p>
      <text:p text:style-name="P2">(4, 'новелла', 'Австралия', '41025', 'Уильям Фолкнер')</text:p>
      <text:p text:style-name="P2">(5, 'поэма', 'Австралия', '61828', 'Уильям Фолкнер')</text:p>
      <text:p text:style-name="P2">(6, 'повесть', 'Белоруссия', '28653', 'Уильям Фолкнер')</text:p>
      <text:p text:style-name="P2">(7, 'поэма', 'Канада', '64141', 'Джордж Оруэлл')</text:p>
      <text:p text:style-name="P2">(8, 'поэма', 'Австралия', '37330', 'Джеймс Джойс')</text:p>
      <text:p text:style-name="P2">(9, 'ода', 'Россия', '48053', 'Джеймс Джойс')</text:p>
      <text:p text:style-name="P2">(10, 'видения', 'Канада', '62395', 'Уильям Фолкнер')</text:p>
      <text:p text:style-name="P2">✔</text:p>
      <text:p text:style-name="P2"/>
      <text:p text:style-name="P6"/>
      <text:p text:style-name="P6">Вывод: <text:span text:style-name="T3">в процессе выполнения практического занятия выработал навыки составления</text:span></text:p>
      <text:p text:style-name="P1">программ в IDE PyCharm Community.</text:p>
      <text:p text:style-name="P1">Выполнены разработка кода, отладка, тестирование, оптимизация программного кода.</text:p>
      <text:p text:style-name="P1">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1:24:18.974683138</meta:creation-date>
    <dc:date>2024-04-13T11:34:16.019429476</dc:date>
    <meta:editing-duration>PT9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47" meta:word-count="605" meta:character-count="4606" meta:non-whitespace-character-count="4145"/>
  </office:meta>
</office:document-meta>
</file>